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plementsNoInterfaces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plementsNoInterfaces.setDependency( TestBean test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plementsNoInterfaces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